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Bitstream Vera Sans Mono" svg:font-family="'Bitstream Vera Sans Mono'"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family="paragraph" style:name="odfto_toc_level_1">
      <style:paragraph-properties/>
      <style:paragraph-properties>
        <style:tab-stops>
          <style:tab-stop style:leader-style="dotted" style:leader-text="." style:type="right" style:position="17.0cm"/>
        </style:tab-stops>
      </style:paragraph-properties>
    </style:style>
    <style:style style:family="paragraph" style:name="odfto_toc_level_2">
      <style:paragraph-properties/>
      <style:paragraph-properties>
        <style:tab-stops>
          <style:tab-stop style:leader-style="dotted" style:leader-text="." style:type="right" style:position="16.5cm"/>
        </style:tab-stops>
      </style:paragraph-properties>
    </style:style>
    <style:style style:family="paragraph" style:name="odfto_toc_level_3">
      <style:paragraph-properties/>
      <style:paragraph-properties>
        <style:tab-stops>
          <style:tab-stop style:leader-style="dotted" style:leader-text="." style:type="right" style:position="16.0cm"/>
        </style:tab-stops>
      </style:paragraph-properties>
    </style:style>
    <style:style style:family="paragraph" style:name="odfto_toc_level_4">
      <style:paragraph-properties/>
      <style:paragraph-properties>
        <style:tab-stops>
          <style:tab-stop style:leader-style="dotted" style:leader-text="." style:type="right" style:position="15.5cm"/>
        </style:tab-stops>
      </style:paragraph-properties>
    </style:style>
    <style:style style:family="paragraph" style:name="odfto_toc_level_5">
      <style:paragraph-properties/>
      <style:paragraph-properties>
        <style:tab-stops>
          <style:tab-stop style:leader-style="dotted" style:leader-text="." style:type="right" style:position="15.0cm"/>
        </style:tab-stops>
      </style:paragraph-properties>
    </style:style>
    <style:style style:family="paragraph" style:name="odfto_toc_level_6">
      <style:paragraph-properties/>
      <style:paragraph-properties>
        <style:tab-stops>
          <style:tab-stop style:leader-style="dotted" style:leader-text="." style:type="right" style:position="14.5cm"/>
        </style:tab-stops>
      </style:paragraph-properties>
    </style:style>
    <style:style style:family="paragraph" style:name="odfto_toc_level_7">
      <style:paragraph-properties/>
      <style:paragraph-properties>
        <style:tab-stops>
          <style:tab-stop style:leader-style="dotted" style:leader-text="." style:type="right" style:position="14.0cm"/>
        </style:tab-stops>
      </style:paragraph-properties>
    </style:style>
    <style:style style:family="paragraph" style:name="odfto_toc_level_8">
      <style:paragraph-properties/>
      <style:paragraph-properties>
        <style:tab-stops>
          <style:tab-stop style:leader-style="dotted" style:leader-text="." style:type="right" style:position="13.5cm"/>
        </style:tab-stops>
      </style:paragraph-properties>
    </style:style>
    <style:style style:family="paragraph" style:name="odfto_toc_level_9">
      <style:paragraph-properties/>
      <style:paragraph-properties>
        <style:tab-stops>
          <style:tab-stop style:leader-style="dotted" style:leader-text="." style:type="right" style:position="13.0cm"/>
        </style:tab-stops>
      </style:paragraph-properties>
    </style:style>
    <style:style style:family="paragraph" style:name="odfto_toc_level_10">
      <style:paragraph-properties/>
      <style:paragraph-properties>
        <style:tab-stops>
          <style:tab-stop style:leader-style="dotted" style:leader-text="." style:type="right" style:position="12.5cm"/>
        </style:tab-stops>
      </style:paragraph-properties>
    </style:style>
  </office:automatic-styles>
  <office:body>
    <office:text>
      <text:h text:outline-level="1">XML</text:h>
      <text:h text:outline-level="2">DOM</text:h>
      <text:p>Comme cela a été signalé, il existe xml.dom.minidom, qui est une implémentation allégée de DOM, plus proche de ce que l’on rencontre dans les autres langages de programmation et qui est donc potentiellement plus facile à prendre en main pour ceux venant du monde de Java ou de PHP, par exemple, alors que lxml est idéale pour ceux qui recherchent efficacité et performance.</text:p>
      <text:h text:outline-level="2">SAX</text:h>
      <text:p>La bibliothèque lxml est, avant toute chose, faite pour parser des fichiers XML et construire des arbres DOM. Cependant, elle dispose des outils nécessaires pour appliquer les principes de SAX non pas directement sur le fichier XML, mais sur l’arbre DOM.</text:p>
      <text:h text:outline-level="1">ODF</text:h>
      <text:list>
        <text:list-item>
          <text:p>ODG</text:p>
        </text:list-item>
        <text:list-item>
          <text:p>ODT</text:p>
        </text:list-item>
        <text:list-item>
          <text:p>ODF</text:p>
        </text:list-item>
        <text:list-item>
          <text:p>ODS</text:p>
        </text:list-item>
        <text:list-item>
          <text:p>ODP</text:p>
          <text:list>
            <text:list-item>
              <text:p>Open</text:p>
            </text:list-item>
            <text:list-item>
              <text:p>Document</text:p>
            </text:list-item>
            <text:list-item>
              <text:p>Presentation</text:p>
            </text:list-item>
          </text:list>
        </text:list-item>
      </text:list>
      <table:table table:name="Table">
        <table:table-column table:number-columns-repeated="5"/>
        <table:table-row>
          <table:table-cell office:value-type="string" calcext:value-type="string" office:string-value="A">
            <text:p>A</text:p>
          </table:table-cell>
          <table:table-cell office:value-type="string" calcext:value-type="string" office:string-value="B">
            <text:p>B</text:p>
          </table:table-cell>
          <table:table-cell office:value-type="string" calcext:value-type="string" office:string-value="C">
            <text:p>C</text:p>
          </table:table-cell>
          <table:table-cell office:value-type="string" calcext:value-type="string" office:string-value="D">
            <text:p>D</text:p>
          </table:table-cell>
          <table:table-cell office:value-type="string" calcext:value-type="string" office:string-value="E">
            <text:p>E</text:p>
          </table:table-cell>
        </table:table-row>
        <table:table-row>
          <table:table-cell office:value-type="string" calcext:value-type="string" office:string-value="Case A1">
            <text:p>Case A1</text:p>
          </table:table-cell>
          <table:table-cell office:value-type="string" calcext:value-type="string" office:string-value="Case B1">
            <text:p>Case B1</text:p>
          </table:table-cell>
          <table:table-cell office:value-type="string" calcext:value-type="string" office:string-value="Case C1">
            <text:p>Case C1</text:p>
          </table:table-cell>
          <table:table-cell office:value-type="string" calcext:value-type="string" office:string-value="Case D1">
            <text:p>Case D1</text:p>
          </table:table-cell>
          <table:table-cell office:value-type="string" calcext:value-type="string" office:string-value="Case E1">
            <text:p>Case E1</text:p>
          </table:table-cell>
        </table:table-row>
        <table:table-row>
          <table:table-cell office:value-type="string" calcext:value-type="string" office:string-value="Case A2">
            <text:p>Case A2</text:p>
          </table:table-cell>
          <table:table-cell office:value-type="string" calcext:value-type="string" office:string-value="Case B2">
            <text:p>Case B2</text:p>
          </table:table-cell>
          <table:table-cell office:value-type="string" calcext:value-type="string" office:string-value="Case C2">
            <text:p>Case C2</text:p>
          </table:table-cell>
          <table:table-cell office:value-type="string" calcext:value-type="string" office:string-value="Case D2">
            <text:p>Case D2</text:p>
          </table:table-cell>
          <table:table-cell office:value-type="string" calcext:value-type="string" office:string-value="Case E2">
            <text:p>Case E2</text:p>
          </table:table-cell>
        </table:table-row>
        <table:table-row>
          <table:table-cell office:value-type="string" calcext:value-type="string" office:string-value="Case A3">
            <text:p>Case A3</text:p>
          </table:table-cell>
          <table:table-cell office:value-type="string" calcext:value-type="string" office:string-value="Case B3">
            <text:p>Case B3</text:p>
          </table:table-cell>
          <table:table-cell office:value-type="string" calcext:value-type="string" office:string-value="Case C3">
            <text:p>Case C3</text:p>
          </table:table-cell>
          <table:table-cell office:value-type="string" calcext:value-type="string" office:string-value="Case D3">
            <text:p>Case D3</text:p>
          </table:table-cell>
          <table:table-cell office:value-type="string" calcext:value-type="string" office:string-value="Case E3">
            <text:p>Case E3</text:p>
          </table:table-cell>
        </table:table-row>
        <table:table-row>
          <table:table-cell office:value-type="string" calcext:value-type="string" office:string-value="Case A4">
            <text:p>Case A4</text:p>
          </table:table-cell>
          <table:table-cell office:value-type="string" calcext:value-type="string" office:string-value="Case B4">
            <text:p>Case B4</text:p>
          </table:table-cell>
          <table:table-cell office:value-type="string" calcext:value-type="string" office:string-value="Case C4">
            <text:p>Case C4</text:p>
          </table:table-cell>
          <table:table-cell office:value-type="string" calcext:value-type="string" office:string-value="Case D4">
            <text:p>Case D4</text:p>
          </table:table-cell>
          <table:table-cell office:value-type="string" calcext:value-type="string" office:string-value="Case E4">
            <text:p>Case E4</text:p>
          </table:table-cell>
        </table:table-row>
        <table:table-row>
          <table:table-cell office:value-type="string" calcext:value-type="string" office:string-value="Case A5">
            <text:p>Case A5</text:p>
          </table:table-cell>
          <table:table-cell office:value-type="string" calcext:value-type="string" office:string-value="Case B5">
            <text:p>Case B5</text:p>
          </table:table-cell>
          <table:table-cell office:value-type="string" calcext:value-type="string" office:string-value="Case C5">
            <text:p>Case C5</text:p>
          </table:table-cell>
          <table:table-cell office:value-type="string" calcext:value-type="string" office:string-value="Case D5">
            <text:p>Case D5</text:p>
          </table:table-cell>
          <table:table-cell office:value-type="string" calcext:value-type="string" office:string-value="Case E5">
            <text:p>Case E5</text:p>
          </table:table-cell>
        </table:table-row>
        <table:table-row>
          <table:table-cell office:value-type="string" calcext:value-type="string" office:string-value="Case A6">
            <text:p>Case A6</text:p>
          </table:table-cell>
          <table:table-cell office:value-type="string" calcext:value-type="string" office:string-value="Case B6">
            <text:p>Case B6</text:p>
          </table:table-cell>
          <table:table-cell office:value-type="string" calcext:value-type="string" office:string-value="Case C6">
            <text:p>Case C6</text:p>
          </table:table-cell>
          <table:table-cell office:value-type="string" calcext:value-type="string" office:string-value="Case D6">
            <text:p>Case D6</text:p>
          </table:table-cell>
          <table:table-cell office:value-type="string" calcext:value-type="string" office:string-value="Case E6">
            <text:p>Case E6</text:p>
          </table:table-cell>
        </table:table-row>
      </table:table>
      <text:h text:outline-level="1" text:style-name="header_navy">Nouveau style</text:h>
      <text:p text:style-name="steel">Python est un langage de <text:span text:style-name="italic_lime">programmation</text:span> interprété, multiparadigme et multiplateformes. Il favorise la <text:span text:style-name="italic_lime">programmation</text:span> impérative structurée, fonctionnelle et orientée objet. Il est doté d'un typage dynamique fort, d'une gestion automatique de la mémoire par ramasse-miettes<office:annotation office:name="__Fieldmark__lpod_1"><text:p>récupérateur de mémoire, ou glaneur de cellules.</text:p><dc:creator>Seb</dc:creator><dc:date>2024-07-09T17:11:29</dc:date></office:annotation> et d'un système de gestion d'exceptions<text:note text:note-class="footnote" text:id="note1"><text:note-citation>1</text:note-citation><text:note-body><text:p>un système de gestion d'exceptions permet de gérer les conditions exceptionnelles pendant l'exécution du programme. Lorsqu'une exception se produit, l'exécution normale du programme est interrompue et l'exception est traitée.</text:p></text:note-body></text:note> ; il est ainsi similaire à Perl, Ruby, Scheme, Smalltalk et Tcl.</text:p>
      <text:table-of-content text:protected="true" text:name="La table de matière qu'elle est bien1">
        <text:table-of-content-source text:outline-level="0">
          <text:index-title-template text:style-name="Contents_20_Heading">La table de matière qu'elle est bien</text:index-title-template>
          <text:table-of-content-entry-template text:outline-level="1" text:style-name="Contents_20_1"/>
          <text:table-of-content-entry-template text:outline-level="2" text:style-name="Contents_20_2"/>
          <text:table-of-content-entry-template text:outline-level="3" text:style-name="Contents_20_3"/>
          <text:table-of-content-entry-template text:outline-level="4" text:style-name="Contents_20_4"/>
          <text:table-of-content-entry-template text:outline-level="5" text:style-name="Contents_20_5"/>
          <text:table-of-content-entry-template text:outline-level="6" text:style-name="Contents_20_6"/>
          <text:table-of-content-entry-template text:outline-level="7" text:style-name="Contents_20_7"/>
          <text:table-of-content-entry-template text:outline-level="8" text:style-name="Contents_20_8"/>
          <text:table-of-content-entry-template text:outline-level="9" text:style-name="Contents_20_9"/>
          <text:table-of-content-entry-template text:outline-level="10" text:style-name="Contents_20_10"/>
        </text:table-of-content-source>
        <text:index-body>
          <text:index-title text:name="La table de matière qu'elle est bien1_Head">
            <text:p>La table de matière qu'elle est bien</text:p>
          </text:index-title>
          <text:p text:style-name="odfto_toc_level_1">1. XML</text:p>
          <text:p text:style-name="odfto_toc_level_2">1.1. DOM</text:p>
          <text:p text:style-name="odfto_toc_level_2">1.2. SAX</text:p>
          <text:p text:style-name="odfto_toc_level_1">2. ODF</text:p>
          <text:p text:style-name="odfto_toc_level_1">3. Nouveau style</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Bitstream Vera Sans Mono" svg:font-family="'Bitstream Vera Sans Mono'"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text:outline-style style:name="Outline">
      <text:outline-level-style text:level="1" loext:num-list-format="%1%." style:num-suffix="." style:num-format="1">
        <style:list-level-properties/>
      </text:outline-level-style>
      <text:outline-level-style text:level="2" loext:num-list-format="%1%.%2%." style:num-suffix="." style:num-format="1" text:display-levels="2">
        <style:list-level-properties/>
      </text:outline-level-style>
      <text:outline-level-style text:level="3" loext:num-list-format="%1%.%2%.%3%." style:num-suffix="." style:num-format="1" text:display-levels="3">
        <style:list-level-properties/>
      </text:outline-level-style>
      <text:outline-level-style text:level="4" loext:num-list-format="%1%.%2%.%3%.%4%." style:num-suffix="." style:num-format="1" text:display-levels="4">
        <style:list-level-properties/>
      </text:outline-level-style>
      <text:outline-level-style text:level="5" loext:num-list-format="%1%.%2%.%3%.%4%.%5%." style:num-suffix="." style:num-format="1" text:display-levels="5">
        <style:list-level-properties/>
      </text:outline-level-style>
      <text:outline-level-style text:level="6" loext:num-list-format="%1%.%2%.%3%.%4%.%5%.%6%." style:num-suffix="." style:num-format="1" text:display-levels="6">
        <style:list-level-properties/>
      </text:outline-level-style>
      <text:outline-level-style text:level="7" loext:num-list-format="%1%.%2%.%3%.%4%.%5%.%6%.%7%." style:num-suffix="." style:num-format="1" text:display-levels="7">
        <style:list-level-properties/>
      </text:outline-level-style>
      <text:outline-level-style text:level="8" loext:num-list-format="%1%.%2%.%3%.%4%.%5%.%6%.%7%.%8%." style:num-suffix="." style:num-format="1" text:display-levels="8">
        <style:list-level-properties/>
      </text:outline-level-style>
      <text:outline-level-style text:level="9" loext:num-list-format="%1%.%2%.%3%.%4%.%5%.%6%.%7%.%8%.%9%." style:num-suffix="." style:num-format="1" text:display-levels="9">
        <style:list-level-properties/>
      </text:outline-level-style>
      <text:outline-level-style text:level="10" loext:num-list-format="%1%.%2%.%3%.%4%.%5%.%6%.%7%.%8%.%9%.%10%." style:num-suffix="."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family="paragraph" style:name="header_navy" style:display-name="header_navy" style:parent-style-name="Heading" style:default-outline-level="2">
      <style:text-properties fo:color="#000080" fo:font-weight="bold" fo:font-size="120%" style:font-weight-asian="bold" style:font-weight-complex="bold"/>
    </style:style>
    <style:style style:family="paragraph" style:name="steel" style:display-name="steel">
      <style:text-properties fo:background-color="#00008B" fo:color="#FFFF00"/>
      <style:graphic-properties draw:fill="solid" draw:fill-color="#00008B"/>
    </style:style>
    <style:style style:family="text" style:name="italic_lime" style:display-name="italic_lime">
      <style:text-properties fo:color="#00FF00" fo:font-style="italic" fo:font-size="120%" style:font-style-asian="italic" style:font-style-complex="italic"/>
    </style:styl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17:51:25.741668001</meta:creation-date>
    <meta:editing-duration>P0D</meta:editing-duration>
    <meta:editing-cycles>1</meta:editing-cycles>
    <meta:generator>odfdo 3.7.11</meta:generator>
    <meta:document-statistic meta:table-count="0" meta:image-count="0" meta:object-count="0" meta:page-count="1" meta:paragraph-count="0" meta:word-count="0" meta:character-count="0" meta:non-whitespace-character-count="0"/>
  </office:meta>
</office:document-meta>
</file>